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2" style:family="table" style:master-page-name="PageStyle_5f_Liquidacio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quidacion" table:style-name="ta3" table:print-ranges="Liquidacion.A1:Liquidacion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Liquidacion1" table:style-name="ta2" table:print-ranges="Liquidacion1.A1:Liquidacion1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Liquidacion.$A$1" table:cell-range-address="$Liquidacion1.$A$1:.$K$328" table:range-usable-as="print-range"/>
          <table:named-range table:name="Excel_BuiltIn_Print_Titles" table:base-cell-address="$Liquidacion.$A$1" table:cell-range-address="$Liquidacion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S/. </number:text>
      <number:number number:decimal-places="2" number:min-integer-digits="1" number:grouping="true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(</number:text>
      <number:number number:decimal-places="0" number:min-integer-digits="1" number:grouping="true"/>
      <number:text>)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(</number:text>
      <number:number number:decimal-places="2" number:min-integer-digits="1" number:grouping="true"/>
      <number:text>)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number:min-integer-digits="1" number:grouping="true"/>
    </number:number-style>
    <number:number-style style:name="N150">
      <number:text>-€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style:text-properties fo:color="#ff0000"/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2" number:min-integer-digits="1" number:grouping="true"/>
    </number:number-style>
    <number:number-style style:name="N153">
      <number:text>-€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style:text-properties fo:color="#ff0000"/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€</number:text>
      <number:number number:decimal-places="0" number:min-integer-digits="1" number:grouping="true"/>
      <number:text> </number:text>
    </number:number-style>
    <number:number-style style:name="N158P1" style:volatile="true">
      <number:text>-€</number:text>
      <number:number number:decimal-places="0" number:min-integer-digits="1" number:grouping="true"/>
      <number:text> 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integer-digits="1" number:grouping="true"/>
      <number:text> pta </number:text>
    </number:number-style>
    <number:number-style style:name="N184P2" style:volatile="true">
      <number:text> -</number:text>
      <number:number number: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integer-digits="1" number:grouping="true"/>
      <number:text> Pts </number:text>
    </number:number-style>
    <number:number-style style:name="N202P2" style:volatile="true">
      <number:text> -</number:text>
      <number:number number: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S/.</number:text>
      <number:number number:decimal-places="0" number:min-integer-digits="1" number:grouping="true"/>
    </number:number-style>
    <number:number-style style:name="N204">
      <number:text>-S/.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S/.</number:text>
      <number:number number:decimal-places="0" number:min-integer-digits="1" number:grouping="true"/>
    </number:number-style>
    <number:number-style style:name="N205">
      <style:text-properties fo:color="#ff0000"/>
      <number:text>-S/.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S/.</number:text>
      <number:number number:decimal-places="2" number:min-integer-digits="1" number:grouping="true"/>
    </number:number-style>
    <number:number-style style:name="N207">
      <number:text>-S/.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2" number:min-integer-digits="1" number:grouping="true"/>
    </number:number-style>
    <number:number-style style:name="N208">
      <style:text-properties fo:color="#ff0000"/>
      <number:text>-S/.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3:5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uidacion" style:display-name="PageStyle_Liquid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creator>SisGalenPlus </dc:creator>
    <dc:date>2014-06-11T13:57:07.76</dc:date>
    <meta:print-date>2009-12-14T11:32:28</meta:print-date>
    <meta:generator>OpenOffice/4.0.0$Win32 OpenOffice.org_project/400m3$Build-9702</meta:generator>
    <meta:editing-duration>PT2M39S</meta:editing-duration>
    <meta:editing-cycles>2</meta:editing-cycles>
    <meta:document-statistic meta:table-count="2" meta:cell-count="30" meta:object-count="0"/>
  </office:meta>
</office:document-meta>
</file>